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198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09:52:21.748107751</dc:date>
    <meta:editing-duration>PT4M33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094232277234385">
                <text:p>-0.09423227723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36973318117689">
                <text:p>0.836973318117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942322772343847">
                <text:p>0.0942322772343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282324939955544">
                <text:p>-0.282324939955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654429724189629">
                <text:p>-0.65442972418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48124172282368">
                <text:p>-2.48124172282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36973318117686">
                <text:p>-0.836973318117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942322772343824">
                <text:p>-0.0942322772343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654429724189626">
                <text:p>0.6544297241896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36973318117689">
                <text:p>0.836973318117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69303395120696">
                <text:p>0.46930339512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942322772343801">
                <text:p>0.0942322772343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282324939955545">
                <text:p>-0.282324939955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36197149921865">
                <text:p>-1.36197149921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8124172282368">
                <text:p>-2.48124172282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5">
                <text:p>-2.12132034355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3697331811769">
                <text:p>-0.83697331811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469303395120697">
                <text:p>-0.469303395120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0942322772343805">
                <text:p>-0.0942322772343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282324939955545">
                <text:p>0.282324939955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36197149921865">
                <text:p>1.36197149921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6862501335564">
                <text:p>1.6862501335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3697331811769">
                <text:p>0.83697331811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69303395120697">
                <text:p>0.469303395120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942322772343915">
                <text:p>0.0942322772343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282324939955545">
                <text:p>-0.282324939955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654429724189627">
                <text:p>-0.654429724189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48124172282368">
                <text:p>-2.48124172282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12132034355965">
                <text:p>-2.12132034355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83697331811769">
                <text:p>-0.836973318117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469303395120697">
                <text:p>-0.469303395120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0942322772343919">
                <text:p>-0.0942322772343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282324939955544">
                <text:p>0.282324939955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654429724189627">
                <text:p>0.654429724189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83872116095894">
                <text:p>1.83872116095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52712424725112">
                <text:p>1.52712424725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836973318117691">
                <text:p>0.8369733181176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469303395120698">
                <text:p>0.4693033951206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0942322772343922">
                <text:p>0.09423227723439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282324939955544">
                <text:p>-0.282324939955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654429724189627">
                <text:p>-0.6544297241896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2.48124172282368">
                <text:p>-2.481241722823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2.12132034355965">
                <text:p>-2.12132034355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